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245cm" fo:margin-left="-0.123cm" table:align="left" style:writing-mode="lr-tb"/>
    </style:style>
    <style:style style:name="Table1.A" style:family="table-column">
      <style:table-column-properties style:column-width="3.124cm"/>
    </style:style>
    <style:style style:name="Table1.B" style:family="table-column">
      <style:table-column-properties style:column-width="2.291cm"/>
    </style:style>
    <style:style style:name="Table1.C" style:family="table-column">
      <style:table-column-properties style:column-width="0.46cm"/>
    </style:style>
    <style:style style:name="Table1.D" style:family="table-column">
      <style:table-column-properties style:column-width="5.249cm"/>
    </style:style>
    <style:style style:name="Table1.E" style:family="table-column">
      <style:table-column-properties style:column-width="5.1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6" style:family="table-row">
      <style:table-row-properties style:min-row-height="0.199cm" fo:keep-together="auto"/>
    </style:style>
    <style:style style:name="Table2" style:family="table">
      <style:table-properties style:width="15.903cm" fo:margin-left="-0.123cm" table:align="left" style:writing-mode="lr-tb"/>
    </style:style>
    <style:style style:name="Table2.A" style:family="table-column">
      <style:table-column-properties style:column-width="4.3cm"/>
    </style:style>
    <style:style style:name="Table2.B" style:family="table-column">
      <style:table-column-properties style:column-width="1.5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6" style:family="paragraph" style:parent-style-name="Standard"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line-height-at-least="0.212cm" style:snap-to-layout-grid="false"/>
      <style:text-properties fo:font-size="6pt" fo:font-weight="bold" style:font-size-asian="6pt" style:font-weight-asian="bold"/>
    </style:style>
    <style:style style:name="P10" style:family="paragraph" style:parent-style-name="Standard">
      <style:paragraph-properties style:line-height-at-least="0.212cm" style:snap-to-layout-grid="false"/>
      <style:text-properties fo:font-size="6pt" style:font-size-asian="6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size="4pt" style:font-size-asian="4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.377cm" fo:margin-right="0cm" fo:text-indent="0cm" style:auto-text-indent="false"/>
    </style:style>
    <style:style style:name="P15" style:family="paragraph" style:parent-style-name="Standard">
      <style:paragraph-properties fo:margin-left="0.377cm" fo:margin-right="0cm" fo:text-indent="0cm" style:auto-text-indent="false" style:snap-to-layout-grid="false"/>
    </style:style>
    <style:style style:name="P16" style:family="paragraph" style:parent-style-name="Standard">
      <style:paragraph-properties fo:margin-left="0.377cm" fo:margin-right="0cm" style:line-height-at-least="0.212cm" fo:text-indent="0cm" style:auto-text-indent="false" style:snap-to-layout-grid="false"/>
      <style:text-properties fo:font-size="6pt" style:font-size-asian="6pt"/>
    </style:style>
    <style:style style:name="P17" style:family="paragraph" style:parent-style-name="Standard">
      <style:paragraph-properties fo:margin-left="0.376cm" fo:margin-right="0cm" fo:text-indent="0cm" style:auto-text-indent="false" style:snap-to-layout-grid="false"/>
    </style:style>
    <style:style style:name="P18" style:family="paragraph" style:parent-style-name="Standard">
      <style:paragraph-properties fo:margin-top="1.058cm" fo:margin-bottom="0.635cm" fo:text-align="justify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.423cm" fo:margin-bottom="0cm"/>
      <style:text-properties fo:letter-spacing="-0.011cm"/>
    </style:style>
    <style:style style:name="P20" style:family="paragraph" style:parent-style-name="Standard">
      <style:paragraph-properties fo:margin-top="0.423cm" fo:margin-bottom="0cm" fo:text-align="justify" style:justify-single-word="false"/>
      <style:text-properties fo:letter-spacing="-0.011cm"/>
    </style:style>
    <style:style style:name="P21" style:family="paragraph" style:parent-style-name="Standard">
      <style:paragraph-properties fo:margin-top="1.482cm" fo:margin-bottom="0cm" fo:text-align="start" style:justify-single-word="false"/>
    </style:style>
    <style:style style:name="P22" style:family="paragraph" style:parent-style-name="Standard">
      <style:paragraph-properties fo:margin-top="0.423cm" fo:margin-bottom="0.212cm" fo:break-before="page"/>
      <style:text-properties fo:font-size="14pt" fo:letter-spacing="-0.011cm" style:font-size-asian="14pt" style:font-size-complex="14pt"/>
    </style:style>
    <style:style style:name="P23" style:family="paragraph" style:parent-style-name="Standard">
      <style:paragraph-properties fo:margin-left="0.499cm" fo:margin-right="0cm" fo:margin-top="0.141cm" fo:margin-bottom="0cm" fo:text-align="justify" style:justify-single-word="false" fo:text-indent="-0.499cm" style:auto-text-indent="false">
        <style:tab-stops/>
      </style:paragraph-properties>
      <style:text-properties style:font-size-complex="12pt"/>
    </style:style>
    <style:style style:name="P24" style:family="paragraph" style:parent-style-name="Standard">
      <style:paragraph-properties fo:margin-left="0.499cm" fo:margin-right="0cm" fo:margin-top="0.141cm" fo:margin-bottom="0cm" fo:text-align="justify" style:justify-single-word="false" fo:text-indent="-0.499cm" style:auto-text-indent="false" style:text-autospace="ideograph-alpha" style:punctuation-wrap="hanging" style:vertical-align="auto">
        <style:tab-stops/>
      </style:paragraph-properties>
      <style:text-properties style:font-size-complex="12pt"/>
    </style:style>
    <style:style style:name="P25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style:font-size-complex="12pt"/>
    </style:style>
    <style:style style:name="T2" style:family="text">
      <style:text-properties style:font-name="Serif" style:font-name-complex="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ÓBUDAI EGYETEM</text:p>
      <text:p text:style-name="P1">Neumann János Informatikai Kar</text:p>
      <text:p text:style-name="Standard">Nappali Tagozat</text:p>
      <text:p text:style-name="Standard"/>
      <text:p text:style-name="Standard"/>
      <text:p text:style-name="Standard"/>
      <text:p text:style-name="P5">ADATBÁZIS-KEZELÉS FÉLÉVES FELADAT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Standard">NÉV:</text:p>
          </table:table-cell>
          <table:table-cell table:style-name="Table1.A1" table:number-columns-spanned="3" office:value-type="string">
            <text:p text:style-name="P6">BALLA GÁBOR</text:p>
          </table:table-cell>
          <table:covered-table-cell/>
          <table:covered-table-cell/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Standard">NEPTUN KÓD:</text:p>
          </table:table-cell>
          <table:table-cell table:style-name="Table1.A1" table:number-columns-spanned="3" office:value-type="string">
            <text:p text:style-name="Standard">MYBCFK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1">Beadási határidő:</text:p>
          </table:table-cell>
        </table:table-row>
        <table:table-row table:style-name="Table1.1">
          <table:table-cell table:style-name="Table1.A1" table:number-columns-spanned="3" office:value-type="string">
            <text:p text:style-name="Standard">A DOLGOZAT CÍME:</text:p>
          </table:table-cell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4">14. oktatási hét</text:p>
          </table:table-cell>
        </table:table-row>
        <table:table-row table:style-name="Table1.6">
          <table:table-cell table:style-name="Table1.A1" table:number-columns-spanned="3" office:value-type="string">
            <text:p text:style-name="P9"/>
          </table:table-cell>
          <table:covered-table-cell/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table:number-columns-spanned="4" office:value-type="string">
            <text:p text:style-name="P7">eNapló Iskolai Adminisztrációs Rendszer</text:p>
          </table:table-cell>
          <table:covered-table-cell/>
          <table:covered-table-cell/>
          <table:covered-table-cell/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A1" office:value-type="string">
            <text:p text:style-name="P15"/>
          </table:table-cell>
        </table:table-row>
      </table:table>
      <text:p text:style-name="P18">KÖVETELMÉNYEK:</text:p>
      <text:p text:style-name="P13">Készítse el az Oracle adatbázis-kezelő rendszerben a Kossuth Lajos Általános Iskola és Gimnázium<text:span text:style-name="T1"> digitális osztálynapló rendszerét.</text:span></text:p>
      <text:p text:style-name="P24">1.<text:tab/>A digitális napló célja, hogy egy könnyen hozzáférhető, központi rendszerben tároljuk a diákok tanulmányaival kapcsolatos információkat. A napló így nem csak személyesen, az iskolában elérhető, hanem akár a szülők otthonról is hozzáférhetnek, valamint a tanárok és a diákok is szabványos, gépi felületen érik el az őket érintő adatokat.</text:p>
      <text:p text:style-name="P23">2.<text:tab/>A rendszeren keresztül elérhető a diákok részvétele az órákon, illetve tanulmányi eredményeik. A rendszer lehetőséget nyújt az iskolavezetésnek az iskola működésével, a diákok teljesítményével kapcsolatos statisztikák lekérésére.</text:p>
      <text:p text:style-name="P23">3.<text:tab/>A müködéshez szükséges tárolni a diákok személyes és tanulmányi adatait, eredményeit, és órákon való megjelenését. Szükséges még a tanárok adatainak, az oktatott tantárgyaknak, a félév órarendjének és terembeosztásának, valamint a diákokból kialakított osztályoknak tárolása.</text:p>
      <text:p text:style-name="P20">A dolgozatnak tartalmaznia kell az alkalmazási környezet bemutatását, az elkészített rendszer tervét, az adatmodellt az algoritmus ismertetését, mellékletként pedig a kifejlesztett program forrásnyelvű, magyarázatokkal ellátott listáját, a tesztfutások jegyzőkönyvét, valamint CD-n a dolgozat dokumentum-állományát, továbbá az elkészített, működő program forrásnyelvű és a futtatáshoz szükséges állományait (például a feltöltött adattáblákat) is.</text:p>
      <text:p text:style-name="P19"/>
      <text:p text:style-name="P19">2013. február 26.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11">………………………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………………………</text:p>
          </table:table-cell>
        </table:table-row>
        <table:table-row table:style-name="Table2.1">
          <table:table-cell table:style-name="Table2.A1" office:value-type="string">
            <text:p text:style-name="P3">Balla Gábor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Nagy István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adjunktus</text:p>
          </table:table-cell>
        </table:table-row>
      </table:table>
      <text:p text:style-name="P12"/>
      <text:p text:style-name="P22">Megjegyzések a Követelményekhez</text:p>
      <text:p text:style-name="Standard"><text:span text:style-name="tartalom"><text:span text:style-name="T2">A Követelmények tartalmazza egyrészt az elkészítendő feladat rövid leírását, továbbá azokat a szempontokat, melyeket a feladat megvalósítása során figyelembe kell venni. Ilyen lehet például egy raktár-nyilvántartó rendszer esetén, hogy az adatbázisban legyenek tárolva a beszállítókkal kapcsolatos fontosabb adatok (ennél nem részletesebben!), vagy például az olyan megkötések, hogy az egyes árucikkeknek ugyan lehetnek azonosak a neveik, de beszállítónként már legyenek egyértelműek (ilyen módon biztosítva az öszetett kulcs használatot!), stb. Mindezeket természetesen pontokba szedve (ahogy az a fenti mintában látható is), hogy szép és áttekinthető legyen.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erif" svg:font-family="Serif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hu" fo:country="HU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style:text-autospace="ideograph-alpha" style:punctuation-wrap="hanging" style:vertical-align="auto"/>
      <style:text-properties style:font-name-complex="Arial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ekezdés_20_alapbetűtípusa" style:display-name="Bekezdés alapbetűtípusa" style:family="text"/>
    <style:style style:name="tartalom" style:family="text" style:parent-style-name="Bekezdés_20_alapbetűtípus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54cm" fo:margin-right="2.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zakdolgozat feladat (Ódor Zsuzsanna)</dc:title>
    <dc:subject>Asszociatív szövegkeresés</dc:subject>
    <meta:initial-creator>Nagy István</meta:initial-creator>
    <meta:creation-date>2001-10-26T09:51:00</meta:creation-date>
    <dc:date>2013-02-27T08:52:28</dc:date>
    <meta:print-date>2002-10-07T00:38:00</meta:print-date>
    <meta:editing-cycles>47</meta:editing-cycles>
    <meta:editing-duration>PT1H52M9S</meta:editing-duration>
    <meta:generator>LibreOffice/3.5$Linux_X86_64 LibreOffice_project/350m1$Build-2</meta:generator>
    <meta:document-statistic meta:table-count="2" meta:image-count="0" meta:object-count="0" meta:page-count="2" meta:paragraph-count="26" meta:word-count="305" meta:character-count="2411" meta:non-whitespace-character-count="2132"/>
    <meta:user-defined meta:name="Info 1"/>
    <meta:user-defined meta:name="Info 2"/>
    <meta:user-defined meta:name="Info 3"/>
    <meta:user-defined meta:name="Info 4"/>
  </office:meta>
</office:document-meta>
</file>